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" style:family="table">
      <style:table-properties style:width="18.787cm" fo:margin-left="0.097cm" fo:margin-right="0.116cm" table:align="margins" style:writing-mode="lr-tb"/>
    </style:style>
    <style:style style:name="Tableau6.A" style:family="table-column">
      <style:table-column-properties style:column-width="8.304cm" style:rel-column-width="28968*"/>
    </style:style>
    <style:style style:name="Tableau6.B" style:family="table-column">
      <style:table-column-properties style:column-width="10.483cm" style:rel-column-width="36567*"/>
    </style:style>
    <style:style style:name="Tableau6.1" style:family="table-row">
      <style:table-row-properties style:min-row-height="0.801cm" fo:keep-together="always"/>
    </style:style>
    <style:style style:name="Tableau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au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" style:family="table">
      <style:table-properties style:width="18.787cm" fo:margin-left="0.097cm" fo:margin-right="0.116cm" table:align="margins" style:writing-mode="lr-tb"/>
    </style:style>
    <style:style style:name="Tableau2.A" style:family="table-column">
      <style:table-column-properties style:column-width="8.304cm" style:rel-column-width="28968*"/>
    </style:style>
    <style:style style:name="Tableau2.B" style:family="table-column">
      <style:table-column-properties style:column-width="10.483cm" style:rel-column-width="36567*"/>
    </style:style>
    <style:style style:name="Tableau2.1" style:family="table-row">
      <style:table-row-properties style:min-row-height="0.801cm" fo:keep-together="always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au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974*"/>
    </style:style>
    <style:style style:name="Tableau3.B" style:family="table-column">
      <style:table-column-properties style:column-width="1.199cm" style:rel-column-width="680*"/>
    </style:style>
    <style:style style:name="Tableau3.C" style:family="table-column">
      <style:table-column-properties style:column-width="1.101cm" style:rel-column-width="624*"/>
    </style:style>
    <style:style style:name="Tableau3.D" style:family="table-column">
      <style:table-column-properties style:column-width="1.499cm" style:rel-column-width="850*"/>
    </style:style>
    <style:style style:name="Tableau3.E" style:family="table-column">
      <style:table-column-properties style:column-width="3.799cm" style:rel-column-width="2154*"/>
    </style:style>
    <style:style style:name="Tableau3.F" style:family="table-column">
      <style:table-column-properties style:column-width="3.949cm" style:rel-column-width="2239*"/>
    </style:style>
    <style:style style:name="Tableau3.G" style:family="table-column">
      <style:table-column-properties style:column-width="5.701cm" style:rel-column-width="3232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4cm" style:rel-column-width="4429*"/>
    </style:style>
    <style:style style:name="Tableau7.B" style:family="table-column">
      <style:table-column-properties style:column-width="9.7cm" style:rel-column-width="33454*"/>
    </style:style>
    <style:style style:name="Tableau7.C" style:family="table-column">
      <style:table-column-properties style:column-width="2.9cm" style:rel-column-width="10001*"/>
    </style:style>
    <style:style style:name="Tableau7.D" style:family="table-column">
      <style:table-column-properties style:column-width="2.618cm" style:rel-column-width="9028*"/>
    </style:style>
    <style:style style:name="Tableau7.E" style:family="table-column">
      <style:table-column-properties style:column-width="2.499cm" style:rel-column-width="8623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84cm" style:rel-column-width="4429*"/>
    </style:style>
    <style:style style:name="Tableau5.B" style:family="table-column">
      <style:table-column-properties style:column-width="9.705cm" style:rel-column-width="33473*"/>
    </style:style>
    <style:style style:name="Tableau5.C" style:family="table-column">
      <style:table-column-properties style:column-width="2.9cm" style:rel-column-width="10001*"/>
    </style:style>
    <style:style style:name="Tableau5.D" style:family="table-column">
      <style:table-column-properties style:column-width="2.612cm" style:rel-column-width="9010*"/>
    </style:style>
    <style:style style:name="Tableau5.E" style:family="table-column">
      <style:table-column-properties style:column-width="2.499cm" style:rel-column-width="862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E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3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5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officeooo:paragraph-rsid="01084f08"/>
    </style:style>
    <style:style style:name="P19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0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1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2" style:family="paragraph" style:parent-style-name="Standard">
      <style:text-properties style:font-name="Arial1" officeooo:rsid="009c7278" officeooo:paragraph-rsid="01045b19"/>
    </style:style>
    <style:style style:name="P23" style:family="paragraph" style:parent-style-name="Standard">
      <style:text-properties style:font-name="Arial1" officeooo:rsid="009c7278" officeooo:paragraph-rsid="01084f08"/>
    </style:style>
    <style:style style:name="P24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38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0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2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3" style:family="paragraph" style:parent-style-name="Standard">
      <style:text-properties officeooo:rsid="001af579" officeooo:paragraph-rsid="009c7278"/>
    </style:style>
    <style:style style:name="P44" style:family="paragraph" style:parent-style-name="Commentaire">
      <style:text-properties fo:font-size="2pt" style:font-size-asian="2pt"/>
    </style:style>
    <style:style style:name="P45" style:family="paragraph" style:parent-style-name="Standard">
      <style:text-properties officeooo:paragraph-rsid="0083de74"/>
    </style:style>
    <style:style style:name="P46" style:family="paragraph" style:parent-style-name="Standard">
      <style:text-properties officeooo:paragraph-rsid="00e0b1ae"/>
    </style:style>
    <style:style style:name="P47" style:family="paragraph" style:parent-style-name="Standard">
      <style:text-properties officeooo:paragraph-rsid="00e10fb1"/>
    </style:style>
    <style:style style:name="P48" style:family="paragraph" style:parent-style-name="Standard">
      <style:text-properties officeooo:paragraph-rsid="00c38b0d"/>
    </style:style>
    <style:style style:name="P49" style:family="paragraph" style:parent-style-name="Standard">
      <style:text-properties officeooo:rsid="01084f08" officeooo:paragraph-rsid="01084f08"/>
    </style:style>
    <style:style style:name="P50" style:family="paragraph" style:parent-style-name="Standard">
      <style:text-properties officeooo:rsid="0112a754" officeooo:paragraph-rsid="0116e43a"/>
    </style:style>
    <style:style style:name="P51" style:family="paragraph" style:parent-style-name="Standard">
      <style:paragraph-properties fo:break-before="page"/>
      <style:text-properties officeooo:rsid="00250302" officeooo:paragraph-rsid="00ee8eb1"/>
    </style:style>
    <style:style style:name="P52" style:family="paragraph" style:parent-style-name="Standard">
      <style:paragraph-properties>
        <style:tab-stops/>
      </style:paragraph-properties>
      <style:text-properties officeooo:rsid="00ee8eb1"/>
    </style:style>
    <style:style style:name="P53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5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6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57" style:family="paragraph" style:parent-style-name="Standard">
      <style:text-properties officeooo:rsid="00234148" officeooo:paragraph-rsid="01045b19"/>
    </style:style>
    <style:style style:name="P58" style:family="paragraph" style:parent-style-name="Standard">
      <style:text-properties officeooo:rsid="00268610" officeooo:paragraph-rsid="01045b19"/>
    </style:style>
    <style:style style:name="P59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2" style:family="paragraph" style:parent-style-name="Standard">
      <style:text-properties officeooo:paragraph-rsid="01084f08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Standard">
      <style:text-properties officeooo:paragraph-rsid="009c7278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2" style:family="paragraph" style:parent-style-name="Standard">
      <style:paragraph-properties fo:margin-top="0cm" fo:margin-bottom="0cm" style:contextual-spacing="false"/>
      <style:text-properties officeooo:paragraph-rsid="0116e43a"/>
    </style:style>
    <style:style style:name="P73" style:family="paragraph" style:parent-style-name="Standard">
      <style:text-properties officeooo:paragraph-rsid="010736e3"/>
    </style:style>
    <style:style style:name="P74" style:family="paragraph" style:parent-style-name="Standard">
      <style:text-properties officeooo:paragraph-rsid="011d4c8f"/>
    </style:style>
    <style:style style:name="P75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6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8" style:family="paragraph" style:parent-style-name="Heading_20_1" style:list-style-name="Numbering_20_123"/>
    <style:style style:name="P79" style:family="paragraph" style:parent-style-name="Heading_20_1" style:list-style-name="Numbering_20_123">
      <style:paragraph-properties fo:break-before="page"/>
    </style:style>
    <style:style style:name="P80" style:family="paragraph" style:parent-style-name="Heading_20_1" style:list-style-name="Numbering_20_123">
      <style:text-properties officeooo:rsid="010736e3" officeooo:paragraph-rsid="010736e3"/>
    </style:style>
    <style:style style:name="P81" style:family="paragraph" style:parent-style-name="Heading_20_1">
      <style:paragraph-properties fo:margin-top="0cm" fo:margin-bottom="0cm" style:contextual-spacing="false"/>
    </style:style>
    <style:style style:name="P82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3" style:family="paragraph" style:parent-style-name="Heading_20_1" style:list-style-name="Numbering_20_123">
      <style:text-properties officeooo:rsid="0109cb56" officeooo:paragraph-rsid="0109cb56"/>
    </style:style>
    <style:style style:name="P84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5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86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87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88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89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0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1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2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3" style:family="paragraph" style:parent-style-name="Heading_20_3" style:list-style-name="Numbering_20_123"/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2f1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2c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officeooo:rsid="00b5c76b"/>
    </style:style>
    <style:style style:name="T14" style:family="text">
      <style:text-properties officeooo:rsid="00c8974d"/>
    </style:style>
    <style:style style:name="T15" style:family="text">
      <style:text-properties officeooo:rsid="00cd7afe"/>
    </style:style>
    <style:style style:name="T16" style:family="text">
      <style:text-properties officeooo:rsid="00cf1cbb"/>
    </style:style>
    <style:style style:name="T17" style:family="text">
      <style:text-properties officeooo:rsid="00d0ae80"/>
    </style:style>
    <style:style style:name="T18" style:family="text">
      <style:text-properties officeooo:rsid="00d9dcb6"/>
    </style:style>
    <style:style style:name="T19" style:family="text">
      <style:text-properties officeooo:rsid="00db7031"/>
    </style:style>
    <style:style style:name="T20" style:family="text">
      <style:text-properties officeooo:rsid="00dc0486"/>
    </style:style>
    <style:style style:name="T21" style:family="text">
      <style:text-properties officeooo:rsid="00dd0511"/>
    </style:style>
    <style:style style:name="T22" style:family="text">
      <style:text-properties officeooo:rsid="00ddcaa4"/>
    </style:style>
    <style:style style:name="T23" style:family="text">
      <style:text-properties officeooo:rsid="00df561a"/>
    </style:style>
    <style:style style:name="T24" style:family="text">
      <style:text-properties officeooo:rsid="00e10fb1"/>
    </style:style>
    <style:style style:name="T25" style:family="text">
      <style:text-properties officeooo:rsid="0041b2b7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8" style:family="text">
      <style:text-properties officeooo:rsid="01045b19"/>
    </style:style>
    <style:style style:name="T29" style:family="text">
      <style:text-properties officeooo:rsid="010cdfde"/>
    </style:style>
    <style:style style:name="T30" style:family="text">
      <style:text-properties officeooo:rsid="010d731c"/>
    </style:style>
    <style:style style:name="T31" style:family="text">
      <style:text-properties officeooo:rsid="011d4c8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122271b" style:font-weight-asian="normal" style:font-weight-complex="normal"/>
    </style:style>
    <style:style style:name="T35" style:family="text">
      <style:text-properties officeooo:rsid="0122271b"/>
    </style:style>
    <style:style style:name="T36" style:family="text">
      <style:text-properties officeooo:rsid="01242555"/>
    </style:style>
    <style:style style:name="T37" style:family="text">
      <style:text-properties officeooo:rsid="0125d46c"/>
    </style:style>
    <style:style style:name="T38" style:family="text">
      <style:text-properties officeooo:rsid="012c9605"/>
    </style:style>
    <style:style style:name="T39" style:family="text">
      <style:text-properties officeooo:rsid="0130bb6b"/>
    </style:style>
    <style:style style:name="T40" style:family="text">
      <style:text-properties officeooo:rsid="0134220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{mycompany_logo}</text:p>
      <text:p text:style-name="P59"/>
      <text:p text:style-name="P44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8"><text:a xlink:type="simple" xlink:href="#__RefHeading___Toc980_3187780928" text:style-name="Index_20_Link" text:visited-style-name="Index_20_Link"><text:s/>1 <text:s/>L’établissement<text:tab/>2</text:a></text:p>
          <text:p text:style-name="P68"><text:a xlink:type="simple" xlink:href="#__RefHeading___Toc6812_3506043029" text:style-name="Index_20_Link" text:visited-style-name="Index_20_Link"><text:s/>2 <text:s/>La victime<text:tab/>2</text:a></text:p>
          <text:p text:style-name="P68"><text:a xlink:type="simple" xlink:href="#__RefHeading___Toc982_3187780928" text:style-name="Index_20_Link" text:visited-style-name="Index_20_Link"><text:s/>3 <text:s/>L’accident<text:tab/>2</text:a></text:p>
          <text:p text:style-name="P69"><text:a xlink:type="simple" xlink:href="#__RefHeading___Toc6812_3506043029%20Copie%201" text:style-name="Index_20_Link" text:visited-style-name="Index_20_Link"><text:s/>3.1 <text:s/>Unité de Travail : {gp_ut} dans le Document Unique<text:tab/>2</text:a></text:p>
          <text:p text:style-name="P69"><text:a xlink:type="simple" xlink:href="#__RefHeading___Toc6991_3506043029" text:style-name="Index_20_Link" text:visited-style-name="Index_20_Link"><text:s/>3.2 <text:s/>Circonstances détaillées de l’accident<text:tab/>3</text:a></text:p>
          <text:p text:style-name="P68"><text:a xlink:type="simple" xlink:href="#__RefHeading___Toc988_3187780928" text:style-name="Index_20_Link" text:visited-style-name="Index_20_Link"><text:s/>4 <text:s/>L’enquête accident<text:tab/>3</text:a></text:p>
          <text:p text:style-name="P69"><text:a xlink:type="simple" xlink:href="#__RefHeading___Toc984_3187780928%20Copie%201" text:style-name="Index_20_Link" text:visited-style-name="Index_20_Link"><text:s/>4.1 <text:s/>Personnes ayant participés à l’enquête<text:tab/>3</text:a></text:p>
          <text:p text:style-name="P69"><text:a xlink:type="simple" xlink:href="#__RefHeading___Toc990_3187780928" text:style-name="Index_20_Link" text:visited-style-name="Index_20_Link"><text:s/>4.2 <text:s/>Analyse des causes de l'accident :<text:tab/>3</text:a></text:p>
          <text:p text:style-name="P69"><text:a xlink:type="simple" xlink:href="#__RefHeading___Toc1000_3187780928" text:style-name="Index_20_Link" text:visited-style-name="Index_20_Link"><text:s/>4.3 <text:s/>Remarques<text:tab/>3</text:a></text:p>
          <text:p text:style-name="P69"><text:a xlink:type="simple" xlink:href="#__RefHeading___Toc1018_3187780928" text:style-name="Index_20_Link" text:visited-style-name="Index_20_Link"><text:s/>4.4 <text:s/>Arbre des causes<text:tab/>4</text:a></text:p>
          <text:p text:style-name="P69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5</text:a></text:p>
          <text:p text:style-name="P70"><text:a xlink:type="simple" xlink:href="#__RefHeading___Toc1020_3187780928" text:style-name="Index_20_Link" text:visited-style-name="Index_20_Link"><text:s/>4.5.1 <text:s/>Actions curatives<text:tab/>5</text:a></text:p>
          <text:p text:style-name="P70"><text:a xlink:type="simple" xlink:href="#__RefHeading___Toc1024_3187780928" text:style-name="Index_20_Link" text:visited-style-name="Index_20_Link"><text:s/>4.5.2 <text:s/>Actions préventives<text:tab/>5</text:a></text:p>
        </text:index-body>
      </text:table-of-content>
      <text:p text:style-name="P52"/>
      <text:p text:style-name="P5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4">Informations sur l’enquête accident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2">Date de<text:span text:style-name="T7"> début de l’enquête accident</text:span></text:p>
          </table:table-cell>
          <table:table-cell table:style-name="Tableau4.B2" office:value-type="string">
            <text:p text:style-name="P9">{investigation_date_start}</text:p>
          </table:table-cell>
        </table:table-row>
        <table:table-row table:style-name="Tableau4.1">
          <table:table-cell table:style-name="Tableau4.A2" office:value-type="string">
            <text:p text:style-name="P12">Date de<text:span text:style-name="T7"> </text:span><text:span text:style-name="T17">fin</text:span><text:span text:style-name="T7"> de l’enquête accident</text:span></text:p>
          </table:table-cell>
          <table:table-cell table:style-name="Tableau4.B2" office:value-type="string">
            <text:p text:style-name="P10">{investigation_date_end}</text:p>
          </table:table-cell>
        </table:table-row>
        <table:table-row table:style-name="Tableau4.1">
          <table:table-cell table:style-name="Tableau4.A2" office:value-type="string">
            <text:p text:style-name="P8">Nombre de personnel ayant participé à l’enquête</text:p>
          </table:table-cell>
          <table:table-cell table:style-name="Tableau4.B2" office:value-type="string">
            <text:p text:style-name="P11">{attendants_number}</text:p>
          </table:table-cell>
        </table:table-row>
        <table:table-row table:style-name="Tableau4.1">
          <table:table-cell table:style-name="Tableau4.A2" office:value-type="string">
            <text:p text:style-name="P8">Nombre d’actions curatives</text:p>
          </table:table-cell>
          <table:table-cell table:style-name="Tableau4.B2" office:value-type="string">
            <text:p text:style-name="P11">{total_curative_action}</text:p>
          </table:table-cell>
        </table:table-row>
        <table:table-row table:style-name="Tableau4.1">
          <table:table-cell table:style-name="Tableau4.A2" office:value-type="string">
            <text:p text:style-name="P8">Nombre d’actions préventives</text:p>
          </table:table-cell>
          <table:table-cell table:style-name="Tableau4.B2" office:value-type="string">
            <text:p text:style-name="P11">{total_preventive_action}</text:p>
          </table:table-cell>
        </table:table-row>
        <table:table-row table:style-name="Tableau4.1">
          <table:table-cell table:style-name="Tableau4.A7" office:value-type="string">
            <text:p text:style-name="P8">Budget total planifié</text:p>
          </table:table-cell>
          <table:table-cell table:style-name="Tableau4.B7" office:value-type="string">
            <text:p text:style-name="P11">{total_planned_budget}</text:p>
          </table:table-cell>
        </table:table-row>
      </table:table>
      <text:p text:style-name="P51"/>
      <text:list xml:id="list987906653" text:style-name="Numbering_20_123">
        <text:list-item>
          <text:h text:style-name="P78" text:outline-level="1"><text:bookmark-start text:name="__RefHeading___Toc980_3187780928"/>L’<text:span text:style-name="T28">é</text:span>tablissement<text:bookmark-end text:name="__RefHeading___Toc980_3187780928"/></text:h>
        </text:list-item>
      </text:list>
      <text:p text:style-name="Standard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55">Nom établissement</text:p>
          </table:table-cell>
          <table:table-cell table:style-name="Tableau6.B1" office:value-type="string">
            <text:p text:style-name="P77">{mycompany_name}</text:p>
          </table:table-cell>
        </table:table-row>
        <table:table-row table:style-name="Tableau6.1">
          <table:table-cell table:style-name="Tableau6.A2" office:value-type="string">
            <text:p text:style-name="P22">SIRET</text:p>
          </table:table-cell>
          <table:table-cell table:style-name="Tableau6.B2" office:value-type="string">
            <text:p text:style-name="P24">{mycompany_siret}</text:p>
          </table:table-cell>
        </table:table-row>
        <table:table-row table:style-name="Tableau6.1">
          <table:table-cell table:style-name="Tableau6.A2" office:value-type="string">
            <text:p text:style-name="P57">Adresse</text:p>
          </table:table-cell>
          <table:table-cell table:style-name="Tableau6.B2" office:value-type="string">
            <text:p text:style-name="P24">{mycompany_address}</text:p>
          </table:table-cell>
        </table:table-row>
        <table:table-row table:style-name="Tableau6.1">
          <table:table-cell table:style-name="Tableau6.A2" office:value-type="string">
            <text:p text:style-name="P57">Contact</text:p>
          </table:table-cell>
          <table:table-cell table:style-name="Tableau6.B2" office:value-type="string">
            <text:p text:style-name="P24">{mycompany_contact}</text:p>
          </table:table-cell>
        </table:table-row>
        <table:table-row table:style-name="Tableau6.1">
          <table:table-cell table:style-name="Tableau6.A2" office:value-type="string">
            <text:p text:style-name="P39">Email</text:p>
          </table:table-cell>
          <table:table-cell table:style-name="Tableau6.B2" office:value-type="string">
            <text:p text:style-name="P24">{mycompany_mail}</text:p>
          </table:table-cell>
        </table:table-row>
        <table:table-row table:style-name="Tableau6.1">
          <table:table-cell table:style-name="Tableau6.A6" office:value-type="string">
            <text:p text:style-name="P39">Téléphone</text:p>
          </table:table-cell>
          <table:table-cell table:style-name="Tableau6.B2" office:value-type="string">
            <text:p text:style-name="P24">{mycompany_phone}</text:p>
          </table:table-cell>
        </table:table-row>
      </table:table>
      <text:p text:style-name="P58"><text:bookmark-start text:name="__RefHeading___Toc982_3187780928 Copie 1"/><text:bookmark-end text:name="__RefHeading___Toc982_3187780928 Copie 1"/></text:p>
      <text:list xml:id="list114006968651466" text:continue-numbering="true" text:style-name="Numbering_20_123">
        <text:list-item>
          <text:h text:style-name="P80" text:outline-level="1"><text:bookmark-start text:name="__RefHeading___Toc6812_3506043029"/>La victime<text:bookmark-end text:name="__RefHeading___Toc6812_3506043029"/></text:h>
        </text:list-item>
      </text:list>
      <text:p text:style-name="P7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4">Nom</text:p>
          </table:table-cell>
          <table:table-cell table:style-name="Tableau2.B1" office:value-type="string">
            <text:p text:style-name="P40">{victim_lastname}</text:p>
          </table:table-cell>
        </table:table-row>
        <table:table-row table:style-name="Tableau2.1">
          <table:table-cell table:style-name="Tableau2.A2" office:value-type="string">
            <text:p text:style-name="P35">Prénom</text:p>
          </table:table-cell>
          <table:table-cell table:style-name="Tableau2.B2" office:value-type="string">
            <text:p text:style-name="P40">{victim_firstname}</text:p>
          </table:table-cell>
        </table:table-row>
        <table:table-row table:style-name="Tableau2.1">
          <table:table-cell table:style-name="Tableau2.A2" office:value-type="string">
            <text:p text:style-name="P37">Unité de travail dans le Document Unique</text:p>
          </table:table-cell>
          <table:table-cell table:style-name="Tableau2.B2" office:value-type="string">
            <text:p text:style-name="P36">{gp_ut}</text:p>
          </table:table-cell>
        </table:table-row>
        <table:table-row table:style-name="Tableau2.1">
          <table:table-cell table:style-name="Tableau2.A2" office:value-type="string">
            <text:p text:style-name="P41">Date d’embauche</text:p>
          </table:table-cell>
          <table:table-cell table:style-name="Tableau2.B2" office:value-type="string">
            <text:p text:style-name="P6">{victim_date_employment}</text:p>
          </table:table-cell>
        </table:table-row>
        <table:table-row table:style-name="Tableau2.1">
          <table:table-cell table:style-name="Tableau2.A2" office:value-type="string">
            <text:p text:style-name="P42">Ancienneté au poste</text:p>
          </table:table-cell>
          <table:table-cell table:style-name="Tableau2.B2" office:value-type="string">
            <text:p text:style-name="P7">{seniority_at_post}</text:p>
          </table:table-cell>
        </table:table-row>
        <table:table-row table:style-name="Tableau2.1">
          <table:table-cell table:style-name="Tableau2.A2" office:value-type="string">
            <text:p text:style-name="P38"><text:span text:style-name="T7">Date et heure de l’a</text:span>ccident</text:p>
          </table:table-cell>
          <table:table-cell table:style-name="Tableau2.B2" office:value-type="string">
            <text:p text:style-name="P6">{accident_date}</text:p>
          </table:table-cell>
        </table:table-row>
        <table:table-row table:style-name="Tableau2.1">
          <table:table-cell table:style-name="Tableau2.A7" office:value-type="string">
            <text:p text:style-name="P38">Jour de la semaine</text:p>
          </table:table-cell>
          <table:table-cell table:style-name="Tableau2.B2" office:value-type="string">
            <text:p text:style-name="P6">{accident_day}</text:p>
          </table:table-cell>
        </table:table-row>
      </table:table>
      <text:h text:style-name="P81" text:outline-level="1" text:is-list-header="true"/>
      <text:h text:style-name="P82" text:outline-level="1"/>
      <text:list xml:id="list114005825439294" text:continue-numbering="true" text:style-name="Numbering_20_123">
        <text:list-item>
          <text:h text:style-name="P79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9">Déclaration r</text:span>éalisée par l’<text:span text:style-name="T29">établissement</text:span> : {mycompany_name} <text:span text:style-name="T30">en date du : {accident_date} </text:span></text:p>
      <text:list xml:id="list114005332291460" text:continue-numbering="true" text:style-name="Numbering_20_123">
        <text:list-item>
          <text:list>
            <text:list-item>
              <text:h text:style-name="P89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0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0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0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1">Cat Risque</text:p>
          </table:table-cell>
          <table:table-cell table:style-name="Tableau3.A1" office:value-type="string">
            <text:p text:style-name="P17">Description du risque</text:p>
          </table:table-cell>
          <table:table-cell table:style-name="Tableau3.A1" office:value-type="string">
            <text:p text:style-name="P17">Commentaires sur l’évaluation</text:p>
          </table:table-cell>
          <table:table-cell table:style-name="Tableau3.G1" office:value-type="string">
            <text:p text:style-name="P17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27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3">[!-- BEGIN row.risk4 --]{nomElement}</text:p>
          </table:table-cell>
          <table:table-cell table:style-name="Tableau3.B2" office:value-type="string">
            <text:p text:style-name="P13">{identifiantRisque}</text:p>
          </table:table-cell>
          <table:table-cell table:style-name="Tableau3.C2" office:value-type="string">
            <text:p text:style-name="P13">{quotationRisque}</text:p>
          </table:table-cell>
          <table:table-cell table:style-name="Tableau3.D2" office:value-type="string">
            <text:p text:style-name="P13">{nomDanger}</text:p>
            <text:p text:style-name="P14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25">s</text:span> réalisées :</text:p>
            <text:p text:style-name="P15"><text:span text:style-name="T26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3">[!-- BEGIN row.risk3 --]{nomElement}</text:p>
          </table:table-cell>
          <table:table-cell table:style-name="Tableau3.B3" office:value-type="string">
            <text:p text:style-name="P13">{identifiantRisque}</text:p>
          </table:table-cell>
          <table:table-cell table:style-name="Tableau3.C3" office:value-type="string">
            <text:p text:style-name="P13">{quotationRisque}</text:p>
          </table:table-cell>
          <table:table-cell table:style-name="Tableau3.D3" office:value-type="string">
            <text:p text:style-name="P13">{nomDanger}</text:p>
            <text:p text:style-name="P14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25">s</text:span> réalisées :</text:p>
            <text:p text:style-name="P15"><text:span text:style-name="T26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3">[!-- BEGIN row.risk2 --]{nomElement}</text:p>
          </table:table-cell>
          <table:table-cell table:style-name="Tableau3.B4" office:value-type="string">
            <text:p text:style-name="P13">{identifiantRisque}</text:p>
          </table:table-cell>
          <table:table-cell table:style-name="Tableau3.C4" office:value-type="string">
            <text:p text:style-name="P13">{quotationRisque}</text:p>
          </table:table-cell>
          <table:table-cell table:style-name="Tableau3.D4" office:value-type="string">
            <text:p text:style-name="P13">{nomDanger}</text:p>
            <text:p text:style-name="P14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25">s</text:span> réalisées :</text:p>
            <text:p text:style-name="P15"><text:span text:style-name="T26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3">[!-- BEGIN row.risk1 --]{nomElement}</text:p>
          </table:table-cell>
          <table:table-cell table:style-name="Tableau3.B5" office:value-type="string">
            <text:p text:style-name="P13">{identifiantRisque}</text:p>
          </table:table-cell>
          <table:table-cell table:style-name="Tableau3.C5" office:value-type="string">
            <text:p text:style-name="P13">{quotationRisque}</text:p>
          </table:table-cell>
          <table:table-cell table:style-name="Tableau3.D5" office:value-type="string">
            <text:p text:style-name="P13">{nomDanger}</text:p>
            <text:p text:style-name="P14"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25">s</text:span> réalisées :</text:p>
            <text:p text:style-name="P15"><text:span text:style-name="T26">{actionPreventionCompleted}</text:span>[!-- END row.risk1 --]</text:p>
          </table:table-cell>
        </table:table-row>
      </table:table>
      <text:p text:style-name="P23"/>
      <text:h text:style-name="P90" text:outline-level="2"/>
      <text:list xml:id="list114006028997997" text:continue-numbering="true" text:style-name="Numbering_20_123">
        <text:list-item>
          <text:list>
            <text:list-item>
              <text:h text:style-name="P84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49"/>
      <text:p text:style-name="P49"><text:span text:style-name="T32">La date</text:span> : <text:span text:style-name="T31">{accident_date}</text:span></text:p>
      <text:p text:style-name="P49"><text:span text:style-name="T32">L’heure</text:span> : <text:span text:style-name="T31">{accident_hour}</text:span></text:p>
      <text:p text:style-name="P56">L<text:span text:style-name="T35">a localisation </text:span><text:span text:style-name="T34">:</text:span><text:span text:style-name="T33"> {relative_location}</text:span></text:p>
      <text:p text:style-name="P76"/>
      <text:p text:style-name="P49"><text:span text:style-name="T32">Circonstances détaillées</text:span> : <text:span text:style-name="T31">{circumstances}</text:span></text:p>
      <text:p text:style-name="P62"><text:bookmark-start text:name="__RefHeading___Toc984_3187780928"/><text:bookmark-end text:name="__RefHeading___Toc984_3187780928"/></text:p>
      <text:list xml:id="list114006575725155" text:continue-numbering="true" text:style-name="Numbering_20_123">
        <text:list-item>
          <text:h text:style-name="P83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2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65">Nom</text:p>
          </table:table-cell>
          <table:table-cell table:style-name="Tableau1.A1" office:value-type="string">
            <text:p text:style-name="P65">Prénom</text:p>
          </table:table-cell>
          <table:table-cell table:style-name="Tableau1.A1" office:value-type="string">
            <text:p text:style-name="P97">Rôle</text:p>
          </table:table-cell>
          <table:table-cell table:style-name="Tableau1.A1" office:value-type="string">
            <text:p text:style-name="P66">Qualité</text:p>
          </table:table-cell>
          <table:table-cell table:style-name="Tableau1.E1" office:value-type="string">
            <text:p text:style-name="P65">Société</text:p>
          </table:table-cell>
        </table:table-row>
        <table:table-row>
          <table:table-cell table:style-name="Tableau1.A2" office:value-type="string">
            <text:p text:style-name="P63">[!-- BEGIN row.attendants --] {attendant_lastname}</text:p>
          </table:table-cell>
          <table:table-cell table:style-name="Tableau1.A2" office:value-type="string">
            <text:p text:style-name="P64">{attendant_firstname}</text:p>
          </table:table-cell>
          <table:table-cell table:style-name="Tableau1.A2" office:value-type="string">
            <text:p text:style-name="P94">{attendant_role}</text:p>
          </table:table-cell>
          <table:table-cell table:style-name="Tableau1.A2" office:value-type="string">
            <text:p text:style-name="P63">{attendant_job}</text:p>
          </table:table-cell>
          <table:table-cell table:style-name="Tableau1.E2" office:value-type="string">
            <text:p text:style-name="P96">{attendant_company} [!-- END row.attendants --]</text:p>
          </table:table-cell>
        </table:table-row>
      </table:table>
      <text:list xml:id="list114005943686437" text:continue-numbering="true" text:style-name="Numbering_20_123">
        <text:list-item>
          <text:list>
            <text:list-header>
              <text:h text:style-name="P86" text:outline-level="2"/>
            </text:list-header>
            <text:list-item>
              <text:h text:style-name="P87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1"/>
      <text:p text:style-name="Standard">Diplômes, formations et compétences de la victime : <text:span text:style-name="T31">{victim_skills}</text:span></text:p>
      <text:p text:style-name="Standard"/>
      <text:p text:style-name="Standard">Équipement de protections collectifs : {collective_equipment}</text:p>
      <text:p text:style-name="P74"/>
      <text:p text:style-name="P74">Équipement de protections individuels : {individual_equipment}</text:p>
      <text:p text:style-name="P43"/>
      <text:p text:style-name="P43">Le <text:span text:style-name="T8">recueil</text:span> des faits a été réalisé lors de la réunion du <text:span text:style-name="T11">{investigation_date_start}</text:span> sur le site de <text:span text:style-name="T12">{mycompany_name}</text:span> en présence des personnes ci-dessus.</text:p>
      <text:p text:style-name="P67"/>
      <text:list xml:id="list114006836168661" text:continue-numbering="true" text:style-name="Numbering_20_123">
        <text:list-item>
          <text:list>
            <text:list-item>
              <text:h text:style-name="P91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48"/>
      <text:p text:style-name="P48">{public_note}</text:p>
      <text:list xml:id="list114006375260975" text:continue-numbering="true" text:style-name="Numbering_20_123">
        <text:list-item>
          <text:list>
            <text:list-item>
              <text:h text:style-name="P85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5">{causality_tree}</text:p>
      <text:list xml:id="list114004953709793" text:continue-numbering="true" text:style-name="Numbering_20_123">
        <text:list-item>
          <text:list>
            <text:list-item>
              <text:h text:style-name="P88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72"/>
      <text:p text:style-name="P50">Commentaire général sur les actions correctives</text:p>
      <text:p text:style-name="P50"/>
      <text:list xml:id="list114005145491358" text:continue-numbering="true" text:style-name="Numbering_20_123">
        <text:list-item>
          <text:list>
            <text:list-item>
              <text:list>
                <text:list-item>
                  <text:h text:style-name="P93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7">Les actions curatives ont pour but <text:span text:style-name="T24">la</text:span> mise en application directement sur le site <text:span text:style-name="T24">des tâches permettant</text:span> d’éviter un deuxième accident. <text:span text:style-name="T24">Les actions proposées </text:span>sont :</text:p>
      <text:p text:style-name="P20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25">Réf</text:p>
          </table:table-cell>
          <table:table-cell table:style-name="Tableau7.A1" office:value-type="string">
            <text:p text:style-name="P25"><text:span text:style-name="T13">Description des a</text:span><text:span text:style-name="T9">ction</text:span><text:span text:style-name="T13">s</text:span> <text:span text:style-name="T9">curative</text:span><text:span text:style-name="T13">s</text:span></text:p>
          </table:table-cell>
          <table:table-cell table:style-name="Tableau7.A1" office:value-type="string">
            <text:p text:style-name="P25">Responsable</text:p>
          </table:table-cell>
          <table:table-cell table:style-name="Tableau7.A1" office:value-type="string">
            <text:p text:style-name="P27">Délais</text:p>
          </table:table-cell>
          <table:table-cell table:style-name="Tableau7.E1" office:value-type="string">
            <text:p text:style-name="P33">Budget</text:p>
          </table:table-cell>
        </table:table-row>
        <table:table-row>
          <table:table-cell table:style-name="Tableau7.A2" office:value-type="string">
            <text:p text:style-name="P29">[!-- BEGIN row.<text:span text:style-name="T18">cur_task</text:span> --] <text:span text:style-name="T16">{</text:span><text:span text:style-name="T31">cur_</text:span><text:span text:style-name="T18">task</text:span><text:span text:style-name="T16">_ref}</text:span></text:p>
          </table:table-cell>
          <table:table-cell table:style-name="Tableau7.A2" office:value-type="string">
            <text:p text:style-name="P30"><text:span text:style-name="T16">{</text:span><text:span text:style-name="T20">cur_</text:span><text:span text:style-name="T18">task</text:span><text:span text:style-name="T16">_</text:span><text:span text:style-name="T20">description</text:span><text:span text:style-name="T16">}</text:span></text:p>
          </table:table-cell>
          <table:table-cell table:style-name="Tableau7.A2" office:value-type="string">
            <text:p text:style-name="P30"><text:span text:style-name="T16">{</text:span><text:span text:style-name="T20">cur_</text:span><text:span text:style-name="T18">task</text:span><text:span text:style-name="T16">_</text:span><text:span text:style-name="T20">resp</text:span><text:span text:style-name="T16">}</text:span></text:p>
          </table:table-cell>
          <table:table-cell table:style-name="Tableau7.A2" office:value-type="string">
            <text:p text:style-name="P30"><text:span text:style-name="T16">{</text:span><text:span text:style-name="T20">cur_</text:span><text:span text:style-name="T18">task</text:span><text:span text:style-name="T16">_</text:span><text:span text:style-name="T20">delay</text:span><text:span text:style-name="T16">}</text:span></text:p>
          </table:table-cell>
          <table:table-cell table:style-name="Tableau7.E2" office:value-type="string">
            <text:p text:style-name="P30"><text:span text:style-name="T16">{</text:span><text:span text:style-name="T21">cur_</text:span><text:span text:style-name="T18">task</text:span><text:span text:style-name="T16">_</text:span><text:span text:style-name="T31">budget</text:span><text:span text:style-name="T16">} </text:span>[!-- <text:span text:style-name="T19">END</text:span> row.<text:span text:style-name="T18">cur_task</text:span> --]</text:p>
          </table:table-cell>
        </table:table-row>
      </table:table>
      <text:p text:style-name="P20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14006842274387" text:continue-numbering="true" text:style-name="Numbering_20_123">
        <text:list-item>
          <text:list>
            <text:list-item>
              <text:list>
                <text:list-item>
                  <text:h text:style-name="P93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5">Les actions préventives ont pour but d’éviter la reproduction de l'accident en essayant de supprimer le risque à la source. Les actions proposées sont :</text:p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6">Réf</text:p>
          </table:table-cell>
          <table:table-cell table:style-name="Tableau5.A1" office:value-type="string">
            <text:p text:style-name="P32"><text:span text:style-name="T13">Description des a</text:span>ctions préventives</text:p>
          </table:table-cell>
          <table:table-cell table:style-name="Tableau5.A1" office:value-type="string">
            <text:p text:style-name="P26">Responsable</text:p>
          </table:table-cell>
          <table:table-cell table:style-name="Tableau5.A1" office:value-type="string">
            <text:p text:style-name="P28">Délais</text:p>
          </table:table-cell>
          <table:table-cell table:style-name="Tableau5.E1" office:value-type="string">
            <text:p text:style-name="P33">Budget</text:p>
          </table:table-cell>
        </table:table-row>
        <table:table-row>
          <table:table-cell table:style-name="Tableau5.A2" office:value-type="string">
            <text:p text:style-name="P31">[!-- BEGIN row.<text:span text:style-name="T22">prev</text:span><text:span text:style-name="T18">_task</text:span> --] <text:span text:style-name="T31">{prev_task_ref}</text:span></text:p>
          </table:table-cell>
          <table:table-cell table:style-name="Tableau5.A2" office:value-type="string">
            <text:p text:style-name="P31"><text:span text:style-name="T16">{</text:span><text:span text:style-name="T23">prev</text:span><text:span text:style-name="T20">_</text:span><text:span text:style-name="T18">task</text:span><text:span text:style-name="T16">_</text:span><text:span text:style-name="T20">description</text:span><text:span text:style-name="T16">}</text:span></text:p>
          </table:table-cell>
          <table:table-cell table:style-name="Tableau5.A2" office:value-type="string">
            <text:p text:style-name="P31"><text:span text:style-name="T16">{</text:span><text:span text:style-name="T22">prev</text:span><text:span text:style-name="T20">_</text:span><text:span text:style-name="T18">task</text:span><text:span text:style-name="T16">_</text:span><text:span text:style-name="T22">resp</text:span><text:span text:style-name="T16">}</text:span></text:p>
          </table:table-cell>
          <table:table-cell table:style-name="Tableau5.A2" office:value-type="string">
            <text:p text:style-name="P31"><text:span text:style-name="T16">{</text:span><text:span text:style-name="T22">prev</text:span><text:span text:style-name="T20">_</text:span><text:span text:style-name="T18">task</text:span><text:span text:style-name="T16">_</text:span><text:span text:style-name="T22">delay</text:span><text:span text:style-name="T16">}</text:span></text:p>
          </table:table-cell>
          <table:table-cell table:style-name="Tableau5.E2" office:value-type="string">
            <text:p text:style-name="P31"><text:span text:style-name="T16">{</text:span><text:span text:style-name="T22">prev_</text:span><text:span text:style-name="T18">task</text:span><text:span text:style-name="T31">_budget</text:span><text:span text:style-name="T16">} </text:span>[!-- <text:span text:style-name="T19">END</text:span> row.<text:span text:style-name="T31">prev</text:span><text:span text:style-name="T18">_task</text:span> --]</text:p>
          </table:table-cell>
        </table:table-row>
      </table:table>
      <text:p text:style-name="P46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08-21T11:40:04.668000000</dc:date>
    <meta:editing-cycles>332</meta:editing-cycles>
    <meta:editing-duration>P6DT4H36M42S</meta:editing-duration>
    <meta:document-statistic meta:table-count="7" meta:image-count="2" meta:object-count="0" meta:page-count="6" meta:paragraph-count="171" meta:word-count="657" meta:character-count="5246" meta:non-whitespace-character-count="4730"/>
    <meta:user-defined meta:name="Info 1"/>
    <meta:user-defined meta:name="Info 2"/>
    <meta:user-defined meta:name="Info 3"/>
    <meta:user-defined meta:name="Info 4"/>
  </office:meta>
</office:document-meta>
</file>